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a8e38"/>
    </style:style>
    <style:style style:name="P5" style:family="paragraph" style:parent-style-name="Standard">
      <style:paragraph-properties fo:text-align="start" style:justify-single-word="false"/>
      <style:text-properties officeooo:paragraph-rsid="00141dac"/>
    </style:style>
    <style:style style:name="P6" style:family="paragraph" style:parent-style-name="Standard">
      <style:paragraph-properties fo:text-align="start" style:justify-single-word="false"/>
      <style:text-properties officeooo:paragraph-rsid="001461f3"/>
    </style:style>
    <style:style style:name="P7" style:family="paragraph" style:parent-style-name="Standard">
      <style:paragraph-properties fo:text-align="start" style:justify-single-word="false"/>
      <style:text-properties officeooo:paragraph-rsid="00150c0b"/>
    </style:style>
    <style:style style:name="P8" style:family="paragraph" style:parent-style-name="Standard">
      <style:paragraph-properties fo:text-align="start" style:justify-single-word="false"/>
      <style:text-properties officeooo:paragraph-rsid="00153695"/>
    </style:style>
    <style:style style:name="P9" style:family="paragraph" style:parent-style-name="Standard">
      <style:paragraph-properties fo:text-align="start" style:justify-single-word="false"/>
      <style:text-properties officeooo:paragraph-rsid="00169421"/>
    </style:style>
    <style:style style:name="P10" style:family="paragraph" style:parent-style-name="Standard">
      <style:paragraph-properties fo:text-align="start" style:justify-single-word="false"/>
      <style:text-properties officeooo:paragraph-rsid="00173d86"/>
    </style:style>
    <style:style style:name="P11" style:family="paragraph" style:parent-style-name="Standard">
      <style:paragraph-properties fo:text-align="start" style:justify-single-word="false"/>
      <style:text-properties officeooo:paragraph-rsid="0017ef8b"/>
    </style:style>
    <style:style style:name="P12" style:family="paragraph" style:parent-style-name="Standard">
      <style:paragraph-properties fo:text-align="start" style:justify-single-word="false"/>
      <style:text-properties officeooo:paragraph-rsid="0018d4be"/>
    </style:style>
    <style:style style:name="P13" style:family="paragraph" style:parent-style-name="Standard">
      <style:paragraph-properties fo:text-align="start" style:justify-single-word="false"/>
      <style:text-properties officeooo:paragraph-rsid="0018e0dc"/>
    </style:style>
    <style:style style:name="P14" style:family="paragraph" style:parent-style-name="Standard">
      <style:paragraph-properties fo:text-align="start" style:justify-single-word="false"/>
      <style:text-properties officeooo:paragraph-rsid="001a8e38"/>
    </style:style>
    <style:style style:name="P15" style:family="paragraph" style:parent-style-name="Standard">
      <style:paragraph-properties fo:text-align="start" style:justify-single-word="false"/>
      <style:text-properties officeooo:paragraph-rsid="001aebb5"/>
    </style:style>
    <style:style style:name="P16" style:family="paragraph" style:parent-style-name="Standard">
      <style:paragraph-properties fo:text-align="start" style:justify-single-word="false"/>
      <style:text-properties officeooo:paragraph-rsid="001cb5a3"/>
    </style:style>
    <style:style style:name="P17" style:family="paragraph" style:parent-style-name="Standard">
      <style:paragraph-properties fo:text-align="start" style:justify-single-word="false"/>
      <style:text-properties officeooo:paragraph-rsid="001cdace"/>
    </style:style>
    <style:style style:name="P18" style:family="paragraph" style:parent-style-name="Standard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1a8e38"/>
    </style:style>
    <style:style style:name="P20" style:family="paragraph" style:parent-style-name="Standard">
      <style:paragraph-properties fo:text-align="start" style:justify-single-word="false"/>
      <style:text-properties officeooo:paragraph-rsid="001e2945"/>
    </style:style>
    <style:style style:name="P21" style:family="paragraph" style:parent-style-name="Standard">
      <style:paragraph-properties fo:text-align="center" style:justify-single-word="false"/>
      <style:text-properties officeooo:paragraph-rsid="001a8e38"/>
    </style:style>
    <style:style style:name="P22" style:family="paragraph" style:parent-style-name="Standard">
      <style:paragraph-properties fo:text-align="center" style:justify-single-word="false"/>
      <style:text-properties officeooo:paragraph-rsid="001e2945"/>
    </style:style>
    <style:style style:name="T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8e38" style:font-weight-asian="bold" style:font-weight-complex="bold"/>
    </style:style>
    <style:style style:name="T4" style:family="text">
      <style:text-properties fo:font-weight="bold" officeooo:rsid="001e294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1dac" style:font-weight-asian="normal" style:font-weight-complex="normal"/>
    </style:style>
    <style:style style:name="T7" style:family="text">
      <style:text-properties fo:font-weight="normal" officeooo:rsid="001461f3" style:font-weight-asian="normal" style:font-weight-complex="normal"/>
    </style:style>
    <style:style style:name="T8" style:family="text">
      <style:text-properties fo:font-weight="normal" officeooo:rsid="00150c0b" style:font-weight-asian="normal" style:font-weight-complex="normal"/>
    </style:style>
    <style:style style:name="T9" style:family="text">
      <style:text-properties fo:font-weight="normal" officeooo:rsid="00153695" style:font-weight-asian="normal" style:font-weight-complex="normal"/>
    </style:style>
    <style:style style:name="T10" style:family="text">
      <style:text-properties fo:font-weight="normal" officeooo:rsid="00169421" style:font-weight-asian="normal" style:font-weight-complex="normal"/>
    </style:style>
    <style:style style:name="T11" style:family="text">
      <style:text-properties fo:font-weight="normal" officeooo:rsid="00173d86" style:font-weight-asian="normal" style:font-weight-complex="normal"/>
    </style:style>
    <style:style style:name="T12" style:family="text">
      <style:text-properties fo:font-weight="normal" officeooo:rsid="0017ef8b" style:font-weight-asian="normal" style:font-weight-complex="normal"/>
    </style:style>
    <style:style style:name="T13" style:family="text">
      <style:text-properties fo:font-weight="normal" officeooo:rsid="0018d4be" style:font-weight-asian="normal" style:font-weight-complex="normal"/>
    </style:style>
    <style:style style:name="T14" style:family="text">
      <style:text-properties fo:font-weight="normal" officeooo:rsid="0018e0dc" style:font-weight-asian="normal" style:font-weight-complex="normal"/>
    </style:style>
    <style:style style:name="T15" style:family="text">
      <style:text-properties fo:font-weight="normal" officeooo:rsid="001a8e38" style:font-weight-asian="normal" style:font-weight-complex="normal"/>
    </style:style>
    <style:style style:name="T16" style:family="text">
      <style:text-properties fo:font-weight="normal" officeooo:rsid="001aebb5" style:font-weight-asian="normal" style:font-weight-complex="normal"/>
    </style:style>
    <style:style style:name="T17" style:family="text">
      <style:text-properties fo:font-weight="normal" officeooo:rsid="001cb5a3" style:font-weight-asian="normal" style:font-weight-complex="normal"/>
    </style:style>
    <style:style style:name="T18" style:family="text">
      <style:text-properties fo:font-weight="normal" officeooo:rsid="001cdace" style:font-weight-asian="normal" style:font-weight-complex="normal"/>
    </style:style>
    <style:style style:name="T19" style:family="text">
      <style:text-properties fo:font-weight="normal" officeooo:rsid="001e294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notações Conceitos fundamentais Angular (Loiane)</text:p>
      <text:p text:style-name="P2"/>
      <text:p text:style-name="Standard"/>
      <text:p text:style-name="Standard">Capítulo 01 – Introdução</text:p>
      <text:p text:style-name="Standard"/>
      <text:p text:style-name="Standard">Estrutura do angular:</text:p>
      <text:p text:style-name="Standard"/>
      <text:p text:style-name="Standard">&gt;&gt; Componentes e templates</text:p>
      <text:p text:style-name="Standard">&gt;&gt; Data Biding</text:p>
      <text:p text:style-name="Standard">&gt;&gt; Diretivas</text:p>
      <text:p text:style-name="Standard">&gt;&gt; Serviços</text:p>
      <text:p text:style-name="Standard">&gt;&gt; Formulários</text:p>
      <text:p text:style-name="Standard">&gt;&gt; Roteamento</text:p>
      <text:p text:style-name="Standard">&gt;&gt; Integração com o Servidor</text:p>
      <text:p text:style-name="Standard">&gt;&gt; Diretivas</text:p>
      <text:p text:style-name="Standard">&gt;&gt; Crud mestre – detalhe</text:p>
      <text:p text:style-name="Standard">&gt;&gt; Serviços</text:p>
      <text:p text:style-name="Standard"/>
      <text:p text:style-name="Standard">– Padrões web e web component</text:p>
      <text:p text:style-name="Standard"/>
      <text:p text:style-name="Standard">&gt;&gt; Blocos principais do Angular</text:p>
      <text:p text:style-name="Standard"/>
      <text:p text:style-name="Standard">** Componentes</text:p>
      <text:p text:style-name="Standard">** Diretivas</text:p>
      <text:p text:style-name="Standard">** Roteamento</text:p>
      <text:p text:style-name="Standard">** Serviços</text:p>
      <text:p text:style-name="Standard">** Templates</text:p>
      <text:p text:style-name="Standard">** Metadata</text:p>
      <text:p text:style-name="Standard">** Data Binding</text:p>
      <text:p text:style-name="Standard">** Injeção de dependência</text:p>
      <text:p text:style-name="Standard"/>
      <text:p text:style-name="Standard">&gt;&gt; <text:span text:style-name="Fonte_20_parág._20_padrão"><text:span text:style-name="T1">Componentes</text:span></text:span></text:p>
      <text:p text:style-name="Standard"/>
      <text:p text:style-name="Standard">Os componentes são o principal bloco de construção para aplicativos Angular, cada componente consiste em:</text:p>
      <text:p text:style-name="Standard"/>
      <text:p text:style-name="Standard">** Um modelo HTML que declara o que é renderizado na página – O que podemos chamar de Template e aqui é tudo que será exibido ao usuário</text:p>
      <text:p text:style-name="Standard">** Uma classe Typescript que define o comportamento</text:p>
      <text:p text:style-name="Standard">** Um seletor CSS que define como o componente é usado em um modelo</text:p>
      <text:p text:style-name="Standard">** Opcionalmente, estilos CSS aplicados ao modelo</text:p>
      <text:p text:style-name="Standard"/>
      <text:p text:style-name="Standard">A melhor forma de se criar um componente é com a CLI Angular. Contudo, nada impede que você crie seus componentes de forma manual.</text:p>
      <text:p text:style-name="Standard"/>
      <text:p text:style-name="Standard">Para criar um componente via CLI, será preciso abrir o seu terminal e siga as etapas abaixo:</text:p>
      <text:p text:style-name="Standard"/>
      <text:p text:style-name="Standard">1- Navegue até o diretório que contém o seu aplicativo</text:p>
      <text:p text:style-name="Standard">2- Execute o seguinte comando: ng generate component &lt;component-name&gt;</text:p>
      <text:p text:style-name="Standard"/>
      <text:p text:style-name="Standard">Esse comando irá realizar as seguintes ações:</text:p>
      <text:p text:style-name="Standard"/>
      <text:p text:style-name="Standard"><text:soft-page-break/>** Cria uma pasta com o nome do componente</text:p>
      <text:p text:style-name="Standard">** Um arquivo componente, &lt;component-name&gt;.component.ts</text:p>
      <text:p text:style-name="Standard">** Um arquivo de modelo, &lt;component-name&gt;.component.html</text:p>
      <text:p text:style-name="Standard">** Um arquivo CSS, &lt;component-name&gt;.component.css</text:p>
      <text:p text:style-name="Standard">** Um arquivo de especificação de teste, &lt;component-name&gt;.component.spec.ts</text:p>
      <text:p text:style-name="Standard"/>
      <text:p text:style-name="Standard">Em uma outra abordagem podemos dizer que o componente encapsula:</text:p>
      <text:p text:style-name="Standard"/>
      <text:p text:style-name="Standard">** Template</text:p>
      <text:p text:style-name="Standard">** Metadata: Processamento de dados</text:p>
      <text:p text:style-name="Standard">** Data Biding: O dados que será mostrado na tela</text:p>
      <text:p text:style-name="Standard">** Comportamento da View</text:p>
      <text:p text:style-name="Standard"/>
      <text:p text:style-name="Standard">&gt;&gt; <text:span text:style-name="Fonte_20_parág._20_padrão"><text:span text:style-name="T2">Template</text:span></text:span></text:p>
      <text:p text:style-name="P1"/>
      <text:p text:style-name="Standard">É o código HTML que será mostrado para o usuário (Form, input, buttons, div etc)</text:p>
      <text:p text:style-name="Standard"/>
      <text:p text:style-name="Standard">&gt;&gt; <text:span text:style-name="Fonte_20_parág._20_padrão"><text:span text:style-name="T2">Metadata</text:span></text:span></text:p>
      <text:p text:style-name="Standard"/>
      <text:p text:style-name="Standard">São os metadados que permitem o angular 2 ler as classes e fazer os processamentos das mesmas</text:p>
      <text:p text:style-name="Standard"/>
      <text:p text:style-name="Standard">&gt;&gt; <text:span text:style-name="Fonte_20_parág._20_padrão"><text:span text:style-name="T2">Data Binding</text:span></text:span></text:p>
      <text:p text:style-name="P1"/>
      <text:p text:style-name="Standard">É a associação dos dados presentes no nosso componente, com os componentes que temos presentes no nosso HTML (Template)</text:p>
      <text:p text:style-name="Standard"/>
      <text:p text:style-name="Standard">&gt;&gt; <text:span text:style-name="Fonte_20_parág._20_padrão"><text:span text:style-name="T2">Comportamento da View</text:span></text:span></text:p>
      <text:p text:style-name="P1"/>
      <text:p text:style-name="Standard">O component.ts é responsável por mostrar os dados, mas também é responsável pelo comportamento da view. Ele é a junção do template com o código HTML através de um controller, que é responsável pelo comportamento da view e o escopo que é resposável pelo data-binding</text:p>
      <text:p text:style-name="Standard"/>
      <text:p text:style-name="Standard">De cara podemos definir que uma aplicação em Angular 2 é orientada a componentes.</text:p>
      <text:p text:style-name="Standard"/>
      <text:p text:style-name="Standard">O componente pai ou mãe, é o componente raiz que contém tudo o que está presente na aplicação.</text:p>
      <text:p text:style-name="Standard"/>
      <text:p text:style-name="Standard">Pode ser uma barra de aplicação</text:p>
      <text:p text:style-name="Standard">Uma barra lateral</text:p>
      <text:p text:style-name="Standard">Uma lista de contatos / clientes</text:p>
      <text:p text:style-name="Standard"/>
      <text:p text:style-name="Standard">É sempre bom ter em mente, que cada componente pode conter outros componentes dentro dele.</text:p>
      <text:p text:style-name="Standard"/>
      <text:p text:style-name="Standard">O angular é desenvolvido em componentes, justamente para que possamos ter pequenos componentes, o que facilita os testes e manutenção dos mesmos.</text:p>
      <text:p text:style-name="Standard"/>
      <text:p text:style-name="Standard">O principal objetivo do componente é mostrar dados, assim, podemos fazer a integração com o nosso servidor backend, que poderá trabalhar com qualquer linguagem. (Node JS, Java, .net, Ruby, Pyton etc)</text:p>
      <text:p text:style-name="Standard"/>
      <text:p text:style-name="Standard">Não é uma boa prática escrevermos a lógica de negócio dentro de um componente, para isso, iremos utilizar um serviço (Service) e ele que será responsável por ter toda a lógica de negócio e também se comunicar com o backend.</text:p>
      <text:p text:style-name="Standard"><text:soft-page-break/>Um serviço também pode ser injetado em outras classes e para isso utilizamos a injeção de dependência do angular.</text:p>
      <text:p text:style-name="Standard"/>
      <text:p text:style-name="Standard">No angular ainda trabalhamos com o conceito de SPA (Single Page Application), mas isso não quer dizer que não podemos ter telas diferentes e para navegar entre elas temos o Router que nós iremos utilizar para fazer o roteamento das páginas.</text:p>
      <text:p text:style-name="Standard"/>
      <text:p text:style-name="Standard">Iremos ter também uma diretiva na nossa aplicação, onde ela será responsável por modificar os elementos DOM e ou alterar o seu comportamento.</text:p>
      <text:p text:style-name="Standard"/>
      <text:p text:style-name="Standard">Dito isso, podemos também considerar nossos componentes como diretivas, pois a sua principal função é modificar elementos da DOM.</text:p>
      <text:p text:style-name="Standard"/>
      <text:p text:style-name="Standard">Exemplo de diretiva:</text:p>
      <text:p text:style-name="Standard"/>
      <text:p text:style-name="Standard">&lt;input type: “text” autoGrow&gt;</text:p>
      <text:p text:style-name="Standard"/>
      <text:p text:style-name="Standard">A diretiva acima faz crescer um campo do Input</text:p>
      <text:p text:style-name="Standard"/>
      <text:p text:style-name="Standard">&gt;&gt; Verificar o diagrama geral do angular no Angular.IO</text:p>
      <text:p text:style-name="Standard"/>
      <text:p text:style-name="Standard">&gt;&gt; <text:span text:style-name="Fonte_20_parág._20_padrão"><text:span text:style-name="T2">Service</text:span></text:span></text:p>
      <text:p text:style-name="P1"/>
      <text:p text:style-name="Standard">Um service é um objeto usado para organizar e ou/ compartilhar estados de objetos e as regras de negócio da aplicação. Ele é singleton, ou seja, há apenas uma instância disponível durante a vida útil da aplicação. Outra característica é a sua inicialização tardia (lazily instantiated), que só é efetuada quando o AngularJS identifica que tem algum componente pendente.</text:p>
      <text:p text:style-name="Standard">Atenção! O controller controla a camada de visão da view, porém não é ele que armazena as regras que são compartilhadas na aplicação.</text:p>
      <text:p text:style-name="Standard"/>
      <text:p text:style-name="Standard">O controller gerencia apenas as regras referentes a view a qual está associado.</text:p>
      <text:p text:style-name="Standard"/>
      <text:p text:style-name="Standard">Os services no angular JS começam com $.</text:p>
      <text:p text:style-name="Standard"/>
      <text:p text:style-name="Standard"/>
      <text:p text:style-name="Standard"/>
      <text:p text:style-name="P2">Aula 02: Ambiente de desenvolvimento (NodeJs, TypScript, Angular CLI)</text:p>
      <text:p text:style-name="Standard"/>
      <text:p text:style-name="P2">Aula 03: Hello, World! Criando primeiro projeto e o primeiro componente</text:p>
      <text:p text:style-name="Standard"/>
      <text:p text:style-name="Standard">Criando um projeto:</text:p>
      <text:p text:style-name="Standard"/>
      <text:p text:style-name="Standard">ng nome do projeto</text:p>
      <text:p text:style-name="Standard"/>
      <text:p text:style-name="Standard">Será criado toda a estrutura padrão do projeto e todos os pacotes npm necessário, incluindo todas as pastas do angular2 e suas dependências</text:p>
      <text:p text:style-name="Standard"/>
      <text:p text:style-name="Standard">Assistir a playlist da aula 21 (assistir as aulas do módulo CLI)</text:p>
      <text:p text:style-name="Standard"/>
      <text:p text:style-name="Standard">mude no terminal para o diretório do projeto <text:s/></text:p>
      <text:p text:style-name="Standard"/>
      <text:p text:style-name="Standard">e dentro dele usamos o comando ng serve</text:p>
      <text:p text:style-name="Standard"><text:soft-page-break/>o ng serve é servido ao browser</text:p>
      <text:p text:style-name="Standard"/>
      <text:p text:style-name="Standard">Mudamos as informações do bem vindo ao app dentro do arquivo ts.</text:p>
      <text:p text:style-name="Standard"/>
      <text:p text:style-name="Standard">Usamos um decorator para o transpiler do JS que a classe que criamos é angular2</text:p>
      <text:p text:style-name="Standard"/>
      <text:p text:style-name="Standard">@Component({selector: ‘meu-primeiro-component’</text:p>
      <text:p text:style-name="Standard">template: `</text:p>
      <text:p text:style-name="Standard">&lt;p&gt;Meu primeiro component com Angular 2!&lt;/p&gt;`})</text:p>
      <text:p text:style-name="Standard">class MeuPrimeiroComponent {}</text:p>
      <text:p text:style-name="Standard"/>
      <text:p text:style-name="Standard"/>
      <text:p text:style-name="Standard">O angular2 é baseado em boas práticas web, e com isso iremos usar os webcomponents que permite a criação de componentes HTML customizados e o angular2 é totalmente baseado nisso. O mesmo acontece com o React.</text:p>
      <text:p text:style-name="Standard"/>
      <text:p text:style-name="Standard">O seletor é nome da tag HMTL que nós queremos criar, para depois utilizar esse componente. Depois dele precisamos de um template</text:p>
      <text:p text:style-name="Standard"/>
      <text:p text:style-name="Standard">Por fim, precisamos utilizar esse component em uma outra classe</text:p>
      <text:p text:style-name="Standard"/>
      <text:p text:style-name="Standard">colocamos a tag em nosso component html</text:p>
      <text:p text:style-name="Standard"/>
      <text:p text:style-name="Standard">&lt;meu-primeiro-component&gt;&lt;/meu-primeiro-component&gt; <text:s/>(ele precisa ser exportado no ts)</text:p>
      <text:p text:style-name="Standard"/>
      <text:p text:style-name="Standard">precisamos declarar ele no ngModule do app module e importar ela no appmodule.ts</text:p>
      <text:p text:style-name="Standard"/>
      <text:p text:style-name="P1"/>
      <text:p text:style-name="P1">criando um componente</text:p>
      <text:p text:style-name="Standard"/>
      <text:p text:style-name="Standard"/>
      <text:p text:style-name="Standard">ng g c meu-primeiro2 <text:s text:c="2"/></text:p>
      <text:p text:style-name="Standard"/>
      <text:p text:style-name="Standard"/>
      <text:p text:style-name="Standard"/>
      <text:p text:style-name="P2">Aula 04: Introdução ao TypeScript para Angular</text:p>
      <text:p text:style-name="P2"/>
      <text:p text:style-name="Standard">Durante o curso iremos utilizar basicamente a tipagem de variáveis. </text:p>
      <text:p text:style-name="Standard"/>
      <text:p text:style-name="Standard">É recomendável estudar OO e TypeScript. </text:p>
      <text:p text:style-name="Standard"/>
      <text:p text:style-name="Standard"/>
      <text:p text:style-name="P3"><text:span text:style-name="Fonte_20_parág._20_padrão"><text:span text:style-name="T2">Aula 05: Módulos</text:span></text:span></text:p>
      <text:p text:style-name="P3"><text:span text:style-name="Fonte_20_parág._20_padrão"><text:span text:style-name="T2"/></text:span></text:p>
      <text:p text:style-name="P5"><text:span text:style-name="Fonte_20_parág._20_padrão"><text:span text:style-name="T6">O Módulo é aquele arquivo que irá ajudar a organizar a nossa aplicação e também a modularizar, isso é bom para organizar melhor nossos diretórios, tendo uma pasta onde contém apenas a pasta do admin por exemplo. Com os módulos podemos escolher o que será exposto para outros projetos. </text:span></text:span></text:p>
      <text:p text:style-name="P5"><text:span text:style-name="Fonte_20_parág._20_padrão"><text:span text:style-name="T6"/></text:span></text:p>
      <text:p text:style-name="P6"><text:span text:style-name="Fonte_20_parág._20_padrão"><text:span text:style-name="T7">O AppModule é o módulo raiz da nossa aplicação. </text:span></text:span></text:p>
      <text:p text:style-name="P6"><text:span text:style-name="Fonte_20_parág._20_padrão"><text:span text:style-name="T7"/></text:span></text:p>
      <text:p text:style-name="P6"><text:span text:style-name="Fonte_20_parág._20_padrão"><text:span text:style-name="T7">O @ é um decorator</text:span></text:span></text:p>
      <text:p text:style-name="P7"><text:span text:style-name="Fonte_20_parág._20_padrão"><text:span text:style-name="T8">A maioria dos decorators fazem parte do angula/core, um decorator precisa ser decorado</text:span></text:span></text:p>
      <text:p text:style-name="P8"><text:soft-page-break/><text:span text:style-name="Fonte_20_parág._20_padrão"><text:span text:style-name="T9">Em declarations dentro do @NgModule é onde nós iremos declarar os componentes, diretivas e pipes que queremos utilizar dentro desse módulo. <text:s/></text:span></text:span></text:p>
      <text:p text:style-name="P8"><text:span text:style-name="Fonte_20_parág._20_padrão"><text:span text:style-name="T9"/></text:span></text:p>
      <text:p text:style-name="P8"><text:span text:style-name="Fonte_20_parág._20_padrão"><text:span text:style-name="T9">O declarations é um metadado, assim como o imports</text:span></text:span></text:p>
      <text:p text:style-name="P8"><text:span text:style-name="Fonte_20_parág._20_padrão"><text:span text:style-name="T9"/></text:span></text:p>
      <text:p text:style-name="P8"><text:span text:style-name="Fonte_20_parág._20_padrão"><text:span text:style-name="T9">Dentro de imports colocamos outros módulos que queremos usar no nosso módulo ou dentro dos componentes que pertence a esse módulo. </text:span></text:span></text:p>
      <text:p text:style-name="P8"><text:span text:style-name="Fonte_20_parág._20_padrão"><text:span text:style-name="T9"/></text:span></text:p>
      <text:p text:style-name="P9"><text:span text:style-name="Fonte_20_parág._20_padrão"><text:span text:style-name="T10">O metadado providers é onde iremos colocar os serviços que estarão disponíveis para todos os componentes presentes no mesmo módulo. </text:span></text:span></text:p>
      <text:p text:style-name="P9"><text:span text:style-name="Fonte_20_parág._20_padrão"><text:span text:style-name="T5"/></text:span></text:p>
      <text:p text:style-name="P10"><text:span text:style-name="Fonte_20_parág._20_padrão"><text:span text:style-name="T11">O bootstrap é o componente que deve ser instanciado quando formos executar a aplicação. Nesse caso é o componente que vai servir como container do nosso projeto. </text:span></text:span></text:p>
      <text:p text:style-name="P10"><text:span text:style-name="Fonte_20_parág._20_padrão"><text:span text:style-name="T11"/></text:span></text:p>
      <text:p text:style-name="P11"><text:span text:style-name="Fonte_20_parág._20_padrão"><text:span text:style-name="T12">Esse container é o componente html em questão.</text:span></text:span></text:p>
      <text:p text:style-name="P11"><text:span text:style-name="Fonte_20_parág._20_padrão"><text:span text:style-name="T12"/></text:span></text:p>
      <text:p text:style-name="P11"><text:span text:style-name="Fonte_20_parág._20_padrão"><text:span text:style-name="T12">Nos componentes do html será onde iremos configurar as rotas, declarar ou chamar o meu da sua aplicação, é o componente quer será o seu viewport. </text:span></text:span></text:p>
      <text:p text:style-name="P11"><text:span text:style-name="Fonte_20_parág._20_padrão"><text:span text:style-name="T12"/></text:span></text:p>
      <text:p text:style-name="P12"><text:span text:style-name="Fonte_20_parág._20_padrão"><text:span text:style-name="T13">Para organizar melhor o nosso código, podemos criar módulos de funcionalidades ou feature modules. </text:span></text:span></text:p>
      <text:p text:style-name="P12"><text:span text:style-name="Fonte_20_parág._20_padrão"><text:span text:style-name="T13"/></text:span></text:p>
      <text:p text:style-name="P13"><text:span text:style-name="Fonte_20_parág._20_padrão"><text:span text:style-name="T14">Para criar um módulo:</text:span></text:span></text:p>
      <text:p text:style-name="P13"><text:span text:style-name="Fonte_20_parág._20_padrão"><text:span text:style-name="T14"/></text:span></text:p>
      <text:p text:style-name="P13"><text:span text:style-name="Fonte_20_parág._20_padrão"><text:span text:style-name="T14">ng g m nome do módulo</text:span></text:span></text:p>
      <text:p text:style-name="P13"><text:span text:style-name="Fonte_20_parág._20_padrão"><text:span text:style-name="T14"/></text:span></text:p>
      <text:p text:style-name="P13"><text:span text:style-name="Fonte_20_parág._20_padrão"><text:span text:style-name="T14">O módulo de funcionalidade não terá o bootstrap, pode ter providers, imports </text:span></text:span></text:p>
      <text:p text:style-name="P13"><text:span text:style-name="Fonte_20_parág._20_padrão"><text:span text:style-name="T14"/></text:span></text:p>
      <text:p text:style-name="P13"><text:span text:style-name="Fonte_20_parág._20_padrão"><text:span text:style-name="T14">No módulo de funcionalidade não importa o BrowseModule, mas sim o CommonModule. </text:span></text:span></text:p>
      <text:p text:style-name="P13"><text:span text:style-name="Fonte_20_parág._20_padrão"><text:span text:style-name="T14"/></text:span></text:p>
      <text:p text:style-name="P13"><text:span text:style-name="Fonte_20_parág._20_padrão"><text:span text:style-name="T14">Criando componentes:</text:span></text:span></text:p>
      <text:p text:style-name="P13"><text:span text:style-name="Fonte_20_parág._20_padrão"><text:span text:style-name="T14"/></text:span></text:p>
      <text:p text:style-name="P13"><text:span text:style-name="Fonte_20_parág._20_padrão"><text:span text:style-name="T14">ng g c nome do componente</text:span></text:span></text:p>
      <text:p text:style-name="P13"><text:span text:style-name="Fonte_20_parág._20_padrão"><text:span text:style-name="T14"/></text:span></text:p>
      <text:p text:style-name="P14"><text:span text:style-name="Fonte_20_parág._20_padrão"><text:span text:style-name="T15">o exports são elementos q queremos exportar dos declarations das funcionalidades e importar ela dentro do app module principal. </text:span></text:span></text:p>
      <text:p text:style-name="P14"><text:span text:style-name="Fonte_20_parág._20_padrão"><text:span text:style-name="T15"/></text:span></text:p>
      <text:p text:style-name="P4"><text:span text:style-name="Fonte_20_parág._20_padrão"><text:span text:style-name="T15"/></text:span></text:p>
      <text:p text:style-name="P22"><text:span text:style-name="Fonte_20_parág._20_padrão"><text:span text:style-name="T4">Aula 06: Templates</text:span></text:span></text:p>
      <text:p text:style-name="P22"><text:span text:style-name="Fonte_20_parág._20_padrão"><text:span text:style-name="T4"/></text:span></text:p>
      <text:p text:style-name="P20"><text:span text:style-name="Fonte_20_parág._20_padrão"><text:span text:style-name="T19">Os componentes que nós criamos sempre tem um HTML, isso porque dentro da nossa classe <text:s/>é onde nós vamos por todo nosso código JS e fazer o projeto funcionar (no .ts) e o html será a parte da view, é onde será renderizado no browser e o usuário poderá ver e interagir com as informações ali contidas. É parte da view ou template a ser renderizado.</text:span></text:span></text:p>
      <text:p text:style-name="P20"><text:span text:style-name="Fonte_20_parág._20_padrão"><text:span text:style-name="T19"/></text:span></text:p>
      <text:p text:style-name="P20"><text:span text:style-name="Fonte_20_parág._20_padrão"><text:span text:style-name="T19">No angular podemos criar nossos próprios componentes que através de um seletor dentro do TS, transforma esse componente em uma tag HTML. Isso porque o angular utiliza o conceito de Web Componentes por trás, que é uma boa prática hoje, e ainda podemos utilizar as tags HTML comum. </text:span></text:span></text:p>
      <text:p text:style-name="P20"><text:span text:style-name="Fonte_20_parág._20_padrão"><text:span text:style-name="T19"/></text:span></text:p>
      <text:p text:style-name="P20"><text:span text:style-name="Fonte_20_parág._20_padrão"><text:span text:style-name="T19">O Angular vai nos permitir deixar a nossa aplicação dinâmica, e para isso iremos utilizar os templates.</text:span></text:span></text:p>
      <text:p text:style-name="P14"><text:span text:style-name="Fonte_20_parág._20_padrão"><text:span text:style-name="T15"/></text:span></text:p>
      <text:p text:style-name="P14"><text:soft-page-break/><text:span text:style-name="Fonte_20_parág._20_padrão"><text:span text:style-name="T2"/></text:span></text:p>
      <text:p text:style-name="P14"><text:span text:style-name="Fonte_20_parág._20_padrão"><text:span text:style-name="T2"/></text:span></text:p>
      <text:p text:style-name="P4"><text:span text:style-name="Fonte_20_parág._20_padrão"><text:span text:style-name="T3">Aula 13: Reusando Componentes Input Properties</text:span></text:span></text:p>
      <text:p text:style-name="P4"><text:span text:style-name="Fonte_20_parág._20_padrão"><text:span text:style-name="T3"/></text:span></text:p>
      <text:p text:style-name="P15"><text:span text:style-name="Fonte_20_parág._20_padrão"><text:span text:style-name="T16">o Input também faz parte do angular core</text:span></text:span></text:p>
      <text:p text:style-name="P15"><text:span text:style-name="Fonte_20_parág._20_padrão"><text:span text:style-name="T16"/></text:span></text:p>
      <text:p text:style-name="P16"><text:span text:style-name="Fonte_20_parág._20_padrão"><text:span text:style-name="T17">O input propetie tem uma proposta diferente das diretivas, o seu objetivo de organizar melhor o código para dar manutenção. </text:span></text:span></text:p>
      <text:p text:style-name="P17"><text:span text:style-name="Fonte_20_parág._20_padrão"><text:span text:style-name="T18">Input propertie pode receber um array ou um objeto</text:span></text:span></text:p>
      <text:p text:style-name="P17"><text:span text:style-name="Fonte_20_parág._20_padrão"><text:span text:style-name="T1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1-18T14:28:00Z</meta:creation-date>
    <dc:date>2022-01-25T11:18:33.478584631</dc:date>
    <meta:editing-cycles>26</meta:editing-cycles>
    <meta:editing-duration>PT7H47M5S</meta:editing-duration>
    <meta:document-statistic meta:table-count="0" meta:image-count="0" meta:object-count="0" meta:page-count="6" meta:paragraph-count="128" meta:word-count="1479" meta:character-count="8948" meta:non-whitespace-character-count="7570"/>
    <meta:template xlink:type="simple" xlink:actuate="onRequest" xlink:title="" xlink:href="Normal"/>
  </office:meta>
</office:document-meta>
</file>